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9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tyl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G_min</text:p>
          </table:table-cell>
          <table:table-cell office:value-type="string" calcext:value-type="string">
            <text:p>FG_min</text:p>
          </table:table-cell>
          <table:table-cell office:value-type="string" calcext:value-type="string">
            <text:p>ABV_min</text:p>
          </table:table-cell>
          <table:table-cell office:value-type="string" calcext:value-type="string">
            <text:p>IBU_min</text:p>
          </table:table-cell>
          <table:table-cell office:value-type="string" calcext:value-type="string">
            <text:p>BuvsGU min</text:p>
          </table:table-cell>
          <table:table-cell office:value-type="string" calcext:value-type="string">
            <text:p>SRM min</text:p>
          </table:table-cell>
          <table:table-cell office:value-type="string" calcext:value-type="string">
            <text:p>Att min</text:p>
          </table:table-cell>
          <table:table-cell office:value-type="string" calcext:value-type="string">
            <text:p>CO2 min</text:p>
          </table:table-cell>
          <table:table-cell office:value-type="string" calcext:value-type="string">
            <text:p>OG max</text:p>
          </table:table-cell>
          <table:table-cell office:value-type="string" calcext:value-type="string">
            <text:p>FG maax</text:p>
          </table:table-cell>
          <table:table-cell office:value-type="string" calcext:value-type="string">
            <text:p>ABV max</text:p>
          </table:table-cell>
          <table:table-cell office:value-type="string" calcext:value-type="string">
            <text:p>IBU max</text:p>
          </table:table-cell>
          <table:table-cell office:value-type="string" calcext:value-type="string">
            <text:p>BU vs GU max</text:p>
          </table:table-cell>
          <table:table-cell office:value-type="string" calcext:value-type="string">
            <text:p>SRM max</text:p>
          </table:table-cell>
          <table:table-cell office:value-type="string" calcext:value-type="string">
            <text:p>att max</text:p>
          </table:table-cell>
          <table:table-cell office:value-type="string" calcext:value-type="string">
            <text:p>CO2 ma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Amber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7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9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6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Pale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4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londe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 Bitter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1.0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 Pale Ale (ESB)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 Dunkel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4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8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5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4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11</text:p>
          </table:table-cell>
          <table:table-cell office:value-type="string" calcext:value-type="string">
            <text:p>4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rown Ale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6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7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Mild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3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36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7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64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8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7.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8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.6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ew England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-Style Wheat Wine Ale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88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2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71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rliner-Style Weisse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Dunkelweizen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Hefeweizen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7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arley Win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2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83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Red Al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0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8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ritish-Style Barley Wine Al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85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Blonde Ale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68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7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Dubb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Quadrup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84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9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Saison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8.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Trip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7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9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10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4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French-Style Biere de Garde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California Common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Brown/Altbier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5.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rish-Style Red Beer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4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7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92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9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9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Brown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8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Oatmeal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6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1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Sweet Stout (Milk Stout)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3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rish-Style Dry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9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8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Weizenbock</text:p>
          </table:table-cell>
          <table:table-cell office:value-type="string" calcext:value-type="string">
            <text:p>Bocks</text:p>
          </table:table-cell>
          <table:table-cell office:value-type="string" calcext:value-type="string">
            <text:p>1.066</text:p>
          </table:table-cell>
          <table:table-cell office:value-type="string" calcext:value-type="string">
            <text:p>1.0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9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cotch Ale/Wee Heavy</text:p>
          </table:table-cell>
          <table:table-cell office:value-type="string" calcext:value-type="string">
            <text:p>Scottish-Style Ales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6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85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8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Scottish-Style Ales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2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Flanders</text:p>
          </table:table-cell>
          <table:table-cell office:value-type="string" calcext:value-type="string">
            <text:p>Wild/Sour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6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2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Lag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8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5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7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4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uropean-Style Export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6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Helles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Pilsn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lack Ale</text:p>
          </table:table-cell>
          <table:table-cell office:value-type="string" calcext:value-type="string">
            <text:p>Specialty Beers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03:40:34.7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phpMyAdmin 5.2.0-2.fc37</meta:initial-creator>
    <meta:creation-date>2023-01-17T09:40:23+00:00</meta:creation-date>
    <dc:date>2023-08-29T03:41:48.081000000</dc:date>
    <meta:editing-duration>PT1H38S</meta:editing-duration>
    <meta:editing-cycles>5</meta:editing-cycles>
    <meta:document-statistic meta:table-count="1" meta:cell-count="968" meta:object-count="0"/>
  </office:meta>
</office:document-meta>
</file>